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6a5c1" officeooo:paragraph-rsid="0036a5c1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3a8ee3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fo:language="ru" fo:country="RU" officeooo:rsid="00290782" officeooo:paragraph-rsid="003a8ee3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4cc13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31d8ea" officeooo:paragraph-rsid="0031d8ea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36a5c1" officeooo:paragraph-rsid="0036a5c1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Ubuntu Mono" fo:font-size="10pt" fo:language="ru" fo:country="RU" officeooo:rsid="003d2ee0" officeooo:paragraph-rsid="003d2ee0" style:font-size-asian="10pt" style:font-size-complex="10pt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44692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cb203"/>
    </style:style>
    <style:style style:name="T4" style:family="text">
      <style:text-properties fo:language="ru" fo:country="RU" officeooo:rsid="00308d52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officeooo:rsid="0034cc13"/>
    </style:style>
    <style:style style:name="T8" style:family="text">
      <style:text-properties officeooo:rsid="0036a5c1"/>
    </style:style>
    <style:style style:name="T9" style:family="text">
      <style:text-properties officeooo:rsid="003d2ee0"/>
    </style:style>
    <style:style style:name="T10" style:family="text">
      <style:text-properties officeooo:rsid="0044692d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Программное обеспечение вычислительных сетей</text:span>»</text:p>
      <text:p text:style-name="P7">ПО ЛАБОРАТОРНОЙ РАБОТЕ №<text:span text:style-name="T4">5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1"><text:soft-page-break/>Задание</text:p>
      <text:p text:style-name="P21"><text:span text:style-name="T10">Сравнить различные алгоритмы поиска всех простых чисел до N в последовательной и OpenMP версии на N = 10, 100, .., 10^7.</text:span></text:p>
      <text:p text:style-name="P16"><text:span text:style-name="T2">Фрагменты ли</text:span><text:span text:style-name="T5">стинг</text:span><text:span text:style-name="T2">а</text:span></text:p>
      <text:p text:style-name="P13">//#main.cpp</text:p>
      <text:p text:style-name="P18">#include &lt;cstdlib&gt;</text:p>
      <text:p text:style-name="P18"/>
      <text:p text:style-name="P18">#include "utils.h"</text:p>
      <text:p text:style-name="P18">#include &lt;string&gt;</text:p>
      <text:p text:style-name="P18"/>
      <text:p text:style-name="P18">using namespace std;</text:p>
      <text:p text:style-name="P18"/>
      <text:p text:style-name="P18">const int numStarts = 6;</text:p>
      <text:p text:style-name="P18">const uint64_t startVal[] = {10, 100, 1000, 10000, 100000, 1000000, 10000000};</text:p>
      <text:p text:style-name="P18"/>
      <text:p text:style-name="P18">void testFunction(string name, vector&lt;uint64_t&gt;* (*funk)(uint64_t)) {</text:p>
      <text:p text:style-name="P18"><text:s text:c="4"/>for (int i = 0; i &lt; numStarts; ++i) {</text:p>
      <text:p text:style-name="P18"><text:s text:c="8"/>uint64_t maxPrimes = startVal[i];</text:p>
      <text:p text:style-name="P18"><text:s text:c="8"/>uint64_t start = getTime();</text:p>
      <text:p text:style-name="P18"><text:s text:c="8"/>vector&lt;uint64_t&gt;* toValidate = funk(maxPrimes);</text:p>
      <text:p text:style-name="P18"><text:s text:c="8"/>uint64_t end = getTime();</text:p>
      <text:p text:style-name="P18"><text:s text:c="8"/>bool validated = isValid(toValidate, maxPrimes);</text:p>
      <text:p text:style-name="P18"><text:s text:c="8"/>printf("%s %ld: %ld (valid = %d)\n", &amp;name[0], maxPrimes, end - start, validated);</text:p>
      <text:p text:style-name="P18"><text:s text:c="4"/>}</text:p>
      <text:p text:style-name="P18"><text:s text:c="4"/>printf("\n");</text:p>
      <text:p text:style-name="P18">}</text:p>
      <text:p text:style-name="P18">int main(int argc, char** argv) {</text:p>
      <text:p text:style-name="P18"><text:s text:c="4"/>testFunction("Sequent division", sequentSDPNS);</text:p>
      <text:p text:style-name="P18"><text:s text:c="4"/>testFunction("Sequent Eratosfen", sequentEratosfen);</text:p>
      <text:p text:style-name="P18"><text:s text:c="4"/>testFunction("OMP division", ompSDPNS);</text:p>
      <text:p text:style-name="P18"><text:s text:c="4"/>testFunction("OMP Eratosfen", ompEratosfen);</text:p>
      <text:p text:style-name="P18"><text:s text:c="4"/>testFunction("OMP common", ompCommon);</text:p>
      <text:p text:style-name="P18"/>
      <text:p text:style-name="P18"><text:s text:c="4"/>return 0;</text:p>
      <text:p text:style-name="P18">}</text:p>
      <text:p text:style-name="P17"><text:span text:style-name="T7">//#u</text:span><text:span text:style-name="T8">t</text:span><text:span text:style-name="T7">ils.h</text:span></text:p>
      <text:p text:style-name="P19">#ifndef UTILS_H</text:p>
      <text:p text:style-name="P19">#define<text:tab/>UTILS_H</text:p>
      <text:p text:style-name="P19">#include &lt;inttypes.h&gt;</text:p>
      <text:p text:style-name="P19">#include &lt;vector&gt;</text:p>
      <text:p text:style-name="P19">#include &lt;omp.h&gt;</text:p>
      <text:p text:style-name="P19">#include &lt;cmath&gt;</text:p>
      <text:p text:style-name="P19">#include &lt;iostream&gt;</text:p>
      <text:p text:style-name="P19">#include &lt;algorithm&gt;</text:p>
      <text:p text:style-name="P19">using namespace std;</text:p>
      <text:p text:style-name="P19">const bool printValues = false;</text:p>
      <text:p text:style-name="P19">uint64_t getTime() {</text:p>
      <text:p text:style-name="P19"><text:s text:c="4"/>uint64_t lo, hi;</text:p>
      <text:p text:style-name="P19"><text:s text:c="4"/>__asm__ __volatile__(</text:p>
      <text:p text:style-name="P19"><text:s text:c="12"/>"xorl %%eax, %%eax\n"</text:p>
      <text:p text:style-name="P19"><text:s text:c="12"/>"cpuid\n"</text:p>
      <text:p text:style-name="P19"><text:s text:c="12"/>"rdtsc\n"</text:p>
      <text:p text:style-name="P19"><text:s text:c="12"/>: "=a" (lo), "=d" (hi)</text:p>
      <text:p text:style-name="P19"><text:s text:c="12"/>:</text:p>
      <text:p text:style-name="P19"><text:s text:c="12"/>: "%ebx", "%ecx");</text:p>
      <text:p text:style-name="P19"><text:s text:c="4"/>return (uint64_t) hi &lt;&lt; 32 | lo;</text:p>
      <text:p text:style-name="P19">}</text:p>
      <text:p text:style-name="P19">void printIndentArray(vector&lt;bool&gt; array, bool force = false) {</text:p>
      <text:p text:style-name="P19"><text:s text:c="4"/>if (force || printValues) {</text:p>
      <text:p text:style-name="P19"><text:s text:c="8"/>int size = array.size();</text:p>
      <text:p text:style-name="P19"><text:s text:c="8"/>for (int i = 0; i &lt; size; ++i) {</text:p>
      <text:p text:style-name="P19"><text:s text:c="12"/>if (array[i]) {</text:p>
      <text:p text:style-name="P19"><text:s text:c="16"/>cout &lt;&lt; i &lt;&lt; " ";</text:p>
      <text:p text:style-name="P19"><text:s text:c="12"/>}</text:p>
      <text:p text:style-name="P19"><text:s text:c="8"/>}</text:p>
      <text:p text:style-name="P19"><text:s text:c="8"/>cout &lt;&lt; endl;</text:p>
      <text:p text:style-name="P19"><text:s text:c="4"/>}</text:p>
      <text:p text:style-name="P19">}</text:p>
      <text:p text:style-name="P19">void printArray(vector&lt;uint64_t&gt;* array, bool forced = false) {</text:p>
      <text:p text:style-name="P19"><text:s text:c="4"/>if (forced || printValues) {</text:p>
      <text:p text:style-name="P19"><text:s text:c="8"/>int size = array-&gt;size();</text:p>
      <text:p text:style-name="P19"><text:s text:c="8"/>for (int i = 0; i &lt; size; ++i) {</text:p>
      <text:p text:style-name="P19"><text:s text:c="12"/>cout &lt;&lt; array-&gt;at(i) &lt;&lt; " ";</text:p>
      <text:p text:style-name="P19"><text:s text:c="8"/>}</text:p>
      <text:p text:style-name="P19"><text:s text:c="8"/>cout &lt;&lt; endl;</text:p>
      <text:p text:style-name="P19"><text:s text:c="4"/>}</text:p>
      <text:p text:style-name="P19">}</text:p>
      <text:p text:style-name="P19"/>
      <text:p text:style-name="P19">/**</text:p>
      <text:p text:style-name="P19"><text:s/>* Sequent version of sequend division prime numbers searcher.</text:p>
      <text:p text:style-name="P19"><text:s/>* @param maxValue</text:p>
      <text:p text:style-name="P19"><text:soft-page-break/><text:s/>*/</text:p>
      <text:p text:style-name="P19">vector&lt;uint64_t&gt;* sequentSDPNS(uint64_t maxValue) {</text:p>
      <text:p text:style-name="P19"><text:s text:c="4"/>vector&lt;uint64_t&gt; *primes = new vector&lt;uint64_t&gt;(0);</text:p>
      <text:p text:style-name="P19"><text:s text:c="4"/>for (int checkPrime = 2; checkPrime &lt;= maxValue; ++checkPrime) {</text:p>
      <text:p text:style-name="P19"><text:s text:c="8"/>uint64_t lim = sqrt(checkPrime) + 1.001;</text:p>
      <text:p text:style-name="P19"><text:s text:c="8"/>int isPrime = 1;</text:p>
      <text:p text:style-name="P19"><text:s text:c="8"/>int size = primes-&gt;size();</text:p>
      <text:p text:style-name="P19"><text:s text:c="8"/>for (int i = 0; i &lt; size; ++i) {</text:p>
      <text:p text:style-name="P19"><text:s text:c="12"/>int div = primes-&gt;at(i);</text:p>
      <text:p text:style-name="P19"><text:s text:c="12"/>if (checkPrime % div == 0) {</text:p>
      <text:p text:style-name="P19"><text:s text:c="16"/>isPrime = 0;</text:p>
      <text:p text:style-name="P19"><text:s text:c="16"/>break;</text:p>
      <text:p text:style-name="P19"><text:s text:c="12"/>} else if (div &gt; lim) {</text:p>
      <text:p text:style-name="P19"><text:s text:c="16"/>break;</text:p>
      <text:p text:style-name="P19"><text:s text:c="12"/>}</text:p>
      <text:p text:style-name="P19"><text:s text:c="8"/>}</text:p>
      <text:p text:style-name="P19"><text:s text:c="8"/>if (isPrime) {</text:p>
      <text:p text:style-name="P19"><text:s text:c="12"/>primes-&gt;push_back(checkPrime);</text:p>
      <text:p text:style-name="P19"><text:s text:c="8"/>}</text:p>
      <text:p text:style-name="P19"><text:s text:c="4"/>}</text:p>
      <text:p text:style-name="P19"><text:s text:c="4"/>printArray(primes);</text:p>
      <text:p text:style-name="P19"><text:s text:c="4"/>return primes;</text:p>
      <text:p text:style-name="P19">}</text:p>
      <text:p text:style-name="P19">/**</text:p>
      <text:p text:style-name="P19"><text:s/>* OMP version of sequend division prime numbers searcher.</text:p>
      <text:p text:style-name="P19"><text:s/>* @param maxValue</text:p>
      <text:p text:style-name="P19"><text:s/>*/</text:p>
      <text:p text:style-name="P19">vector&lt;uint64_t&gt;* ompSDPNS(uint64_t maxValue) {</text:p>
      <text:p text:style-name="P19"><text:s text:c="4"/>vector&lt;uint64_t&gt;* primes = new vector&lt;uint64_t&gt;(0);</text:p>
      <text:p text:style-name="P19"><text:s text:c="4"/>#pragma omp parallel num_threads(8)</text:p>
      <text:p text:style-name="P19"><text:s text:c="4"/>{</text:p>
      <text:p text:style-name="P19"><text:s text:c="8"/>vector&lt;bool&gt; primesIndent = vector&lt;bool&gt;(maxValue + 1, 0);</text:p>
      <text:p text:style-name="P19"><text:tab/>#pragma omp for schedule(static)</text:p>
      <text:p text:style-name="P19"><text:s text:c="8"/>for (int checkPrime = 2; checkPrime &lt;= maxValue; ++checkPrime) {</text:p>
      <text:p text:style-name="P19"><text:s text:c="12"/>uint64_t lim = sqrt(checkPrime) + 1.001;</text:p>
      <text:p text:style-name="P19"><text:s text:c="12"/>bool isPrime = 1;</text:p>
      <text:p text:style-name="P19"><text:s text:c="12"/>for (int div = 2; div &lt; lim; ++div) {</text:p>
      <text:p text:style-name="P19"><text:s text:c="16"/>if (checkPrime % div == 0) {</text:p>
      <text:p text:style-name="P19"><text:s text:c="20"/>isPrime = 0;</text:p>
      <text:p text:style-name="P19"><text:s text:c="20"/>break;</text:p>
      <text:p text:style-name="P19"><text:s text:c="16"/>}</text:p>
      <text:p text:style-name="P19"><text:s text:c="12"/>}</text:p>
      <text:p text:style-name="P19"><text:s text:c="12"/>primesIndent[checkPrime] = isPrime;</text:p>
      <text:p text:style-name="P19"><text:s text:c="8"/>}</text:p>
      <text:p text:style-name="P19">#pragma omp critical</text:p>
      <text:p text:style-name="P19"><text:s text:c="8"/>for (int i = 0; i &lt; maxValue; ++i) {</text:p>
      <text:p text:style-name="P19"><text:s text:c="12"/>if (primesIndent[i]) {</text:p>
      <text:p text:style-name="P19"><text:s text:c="16"/>primes-&gt;push_back(i);</text:p>
      <text:p text:style-name="P19"><text:s text:c="12"/>}</text:p>
      <text:p text:style-name="P19"><text:s text:c="8"/>}</text:p>
      <text:p text:style-name="P19"><text:s text:c="4"/>}</text:p>
      <text:p text:style-name="P19"><text:s text:c="4"/>printArray(primes);</text:p>
      <text:p text:style-name="P19"><text:s text:c="4"/>return primes;</text:p>
      <text:p text:style-name="P19">}</text:p>
      <text:p text:style-name="P19">vector&lt;uint64_t&gt;* sequentEratosfen(uint64_t maxValue) {</text:p>
      <text:p text:style-name="P19"><text:s text:c="4"/>vector&lt;uint64_t&gt;* primes = new vector&lt;uint64_t&gt;(0);</text:p>
      <text:p text:style-name="P19"><text:s text:c="4"/>vector&lt;bool&gt; primesIndent = vector&lt;bool&gt;(maxValue + 1, 1);</text:p>
      <text:p text:style-name="P19"><text:s text:c="4"/>primesIndent[0] = primesIndent[1] = 0;</text:p>
      <text:p text:style-name="P19"><text:s text:c="4"/>uint64_t lim = sqrt(maxValue) + 1.001;</text:p>
      <text:p text:style-name="P19"><text:s text:c="4"/>for (int i = 2; i &lt;= lim; ++i) {</text:p>
      <text:p text:style-name="P19"><text:s text:c="8"/>if (primesIndent[i]) {</text:p>
      <text:p text:style-name="P19"><text:s text:c="12"/>int start = i * i;</text:p>
      <text:p text:style-name="P19"><text:s text:c="12"/>for (int j = start; j &lt;= maxValue; j += i) {</text:p>
      <text:p text:style-name="P19"><text:s text:c="16"/>primesIndent[j] = 0;</text:p>
      <text:p text:style-name="P19"><text:s text:c="12"/>}</text:p>
      <text:p text:style-name="P19"><text:s text:c="8"/>}</text:p>
      <text:p text:style-name="P19"><text:s text:c="4"/>}</text:p>
      <text:p text:style-name="P19"><text:s text:c="4"/>printIndentArray(primesIndent);</text:p>
      <text:p text:style-name="P19"><text:s text:c="4"/>for (int i = 0; i &lt; maxValue; ++i) {</text:p>
      <text:p text:style-name="P19"><text:s text:c="8"/>if (primesIndent[i]) {</text:p>
      <text:p text:style-name="P19"><text:s text:c="12"/>primes-&gt;push_back(i);</text:p>
      <text:p text:style-name="P19"><text:s text:c="8"/>}</text:p>
      <text:p text:style-name="P19"><text:s text:c="4"/>}</text:p>
      <text:p text:style-name="P19"><text:s text:c="4"/>return primes;</text:p>
      <text:p text:style-name="P19">}</text:p>
      <text:p text:style-name="P19">vector&lt;uint64_t&gt;* ompEratosfen(uint64_t maxValue) {</text:p>
      <text:p text:style-name="P19"><text:s text:c="4"/>vector&lt;uint64_t&gt;* primes = new vector&lt;uint64_t&gt;(0);</text:p>
      <text:p text:style-name="P19"><text:s text:c="4"/>vector&lt;bool&gt; primesIndent = vector&lt;bool&gt;(maxValue + 1, 1);</text:p>
      <text:p text:style-name="P19"><text:s text:c="4"/>primesIndent[0] = primesIndent[1] = 0;</text:p>
      <text:p text:style-name="P19"><text:s text:c="4"/>uint64_t lim = sqrt(maxValue) + 1.001;</text:p>
      <text:p text:style-name="P19"><text:s text:c="4"/>for (int i = 2; i &lt;= lim; ++i) {</text:p>
      <text:p text:style-name="P19"><text:s text:c="8"/>if (primesIndent[i]) {</text:p>
      <text:p text:style-name="P19"><text:s text:c="12"/>{</text:p>
      <text:p text:style-name="P19"><text:tab/><text:tab/> #pragma omp <text:span text:style-name="T9">parallel</text:span> for</text:p>
      <text:p text:style-name="P19"><text:s text:c="16"/>for (int j = i * i; j &lt;= maxValue; j += i) {</text:p>
      <text:p text:style-name="P19"><text:s text:c="20"/>primesIndent[j] = 0;</text:p>
      <text:p text:style-name="P19"><text:soft-page-break/><text:s text:c="16"/>}</text:p>
      <text:p text:style-name="P19"><text:s text:c="12"/>}</text:p>
      <text:p text:style-name="P19"><text:s text:c="8"/>}</text:p>
      <text:p text:style-name="P19"><text:s text:c="4"/>}</text:p>
      <text:p text:style-name="P19"><text:s text:c="4"/>printIndentArray(primesIndent);</text:p>
      <text:p text:style-name="P19"><text:s text:c="4"/>for (int i = 0; i &lt; maxValue; ++i) {</text:p>
      <text:p text:style-name="P19"><text:s text:c="8"/>if (primesIndent[i]) {</text:p>
      <text:p text:style-name="P19"><text:s text:c="12"/>primes-&gt;push_back(i);</text:p>
      <text:p text:style-name="P19"><text:s text:c="8"/>}</text:p>
      <text:p text:style-name="P19"><text:s text:c="4"/>}</text:p>
      <text:p text:style-name="P19"><text:s text:c="4"/>return primes;</text:p>
      <text:p text:style-name="P19">}</text:p>
      <text:p text:style-name="P19">vector&lt;uint64_t&gt;* ompCommon(uint64_t maxValue) {</text:p>
      <text:p text:style-name="P19"><text:s text:c="4"/>double maxima = maxValue;</text:p>
      <text:p text:style-name="P19"><text:s text:c="4"/>uint64_t lim = sqrt(maxima) + 1.001;</text:p>
      <text:p text:style-name="P19"><text:s text:c="4"/>vector&lt;uint64_t&gt; *primes = sequentEratosfen(lim);</text:p>
      <text:p text:style-name="P19"><text:s text:c="4"/>int size = primes-&gt;size();</text:p>
      <text:p text:style-name="P19"><text:s text:c="4"/>#pragma omp parallel num_threads(16)</text:p>
      <text:p text:style-name="P19"><text:s text:c="4"/>{</text:p>
      <text:p text:style-name="P19"><text:s text:c="8"/>vector&lt;uint64_t&gt; *privatePrimes = new vector&lt;uint64_t&gt;();</text:p>
      <text:p text:style-name="P19"><text:tab/> #pragma omp for</text:p>
      <text:p text:style-name="P19"><text:s text:c="8"/>for (int i = lim; i &lt;= maxValue; ++i) {</text:p>
      <text:p text:style-name="P19"><text:s text:c="12"/>int isPrime = 1;</text:p>
      <text:p text:style-name="P19"><text:s text:c="12"/>for (int j = 0; j &lt; size; ++j) {</text:p>
      <text:p text:style-name="P19"><text:s text:c="16"/>int mod = i % primes-&gt;at(j);</text:p>
      <text:p text:style-name="P19"><text:s text:c="16"/>if (mod == 0) {</text:p>
      <text:p text:style-name="P19"><text:s text:c="20"/>isPrime = 0;</text:p>
      <text:p text:style-name="P19"><text:s text:c="20"/>break;</text:p>
      <text:p text:style-name="P19"><text:s text:c="16"/>}</text:p>
      <text:p text:style-name="P19"><text:s text:c="12"/>}</text:p>
      <text:p text:style-name="P19"><text:s text:c="12"/>if (isPrime) {</text:p>
      <text:p text:style-name="P19"><text:s text:c="16"/>//#pragma omp critical</text:p>
      <text:p text:style-name="P19"><text:s text:c="16"/>privatePrimes-&gt;push_back(i);</text:p>
      <text:p text:style-name="P19"><text:s text:c="12"/>}</text:p>
      <text:p text:style-name="P19"><text:s text:c="8"/>}</text:p>
      <text:p text:style-name="P19"><text:tab/> #pragma omp critical</text:p>
      <text:p text:style-name="P19"><text:s text:c="8"/>for(int i = 0; i &lt; privatePrimes-&gt;size(); ++i) {</text:p>
      <text:p text:style-name="P19"><text:s text:c="12"/>primes-&gt;push_back(privatePrimes-&gt;at(i));</text:p>
      <text:p text:style-name="P19"><text:s text:c="8"/>}</text:p>
      <text:p text:style-name="P19"><text:tab/> #pragma omp barrier</text:p>
      <text:p text:style-name="P19"><text:s text:c="4"/>}</text:p>
      <text:p text:style-name="P19"><text:s text:c="4"/>return primes;</text:p>
      <text:p text:style-name="P19">}</text:p>
      <text:p text:style-name="P19">bool isValid(vector&lt;uint64_t&gt;* listPrimes, uint64_t maxPrime) {</text:p>
      <text:p text:style-name="P19"><text:s text:c="4"/>vector&lt;uint64_t&gt;* valid = sequentEratosfen(maxPrime);</text:p>
      <text:p text:style-name="P19"><text:s text:c="4"/>sort(listPrimes-&gt;begin(), listPrimes-&gt;end());</text:p>
      <text:p text:style-name="P19"><text:s text:c="4"/>for (int i = 0; i &lt; valid-&gt;size(); ++i) {</text:p>
      <text:p text:style-name="P19"><text:s text:c="8"/>if (listPrimes-&gt;at(i) != valid-&gt;at(i)) {</text:p>
      <text:p text:style-name="P19"><text:s text:c="12"/>return false;</text:p>
      <text:p text:style-name="P19"><text:s text:c="8"/>}</text:p>
      <text:p text:style-name="P19"><text:s text:c="4"/>}</text:p>
      <text:p text:style-name="P19"><text:s text:c="4"/>return true;</text:p>
      <text:p text:style-name="P19">}</text:p>
      <text:p text:style-name="P19">#endif<text:tab/>/* UTILS_H */</text:p>
      <text:p text:style-name="P12"/>
      <text:p text:style-name="P12">Выводы</text:p>
      <text:p text:style-name="P20">Sequent division 10: 23544 (valid = 1)</text:p>
      <text:p text:style-name="P20">Sequent division 100: 15836 (valid = 1)</text:p>
      <text:p text:style-name="P20">Sequent division 1000: 100580 (valid = 1)</text:p>
      <text:p text:style-name="P20">Sequent division 10000: 1100612 (valid = 1)</text:p>
      <text:p text:style-name="P20">Sequent division 100000: 15890624 (valid = 1)</text:p>
      <text:p text:style-name="P20">Sequent division 1000000: 231511867 (valid = 1)</text:p>
      <text:p text:style-name="P20">Sequent division 10000000: 4365458604 (valid = 1)</text:p>
      <text:p text:style-name="P20"/>
      <text:p text:style-name="P20">Sequent Eratosfen 10: 6256 (valid = 1)</text:p>
      <text:p text:style-name="P20">Sequent Eratosfen 100: 6696 (valid = 1)</text:p>
      <text:p text:style-name="P20">Sequent Eratosfen 1000: 26000 (valid = 1)</text:p>
      <text:p text:style-name="P20">Sequent Eratosfen 10000: 180600 (valid = 1)</text:p>
      <text:p text:style-name="P20">Sequent Eratosfen 100000: 1778824 (valid = 1)</text:p>
      <text:p text:style-name="P20">Sequent Eratosfen 1000000: 19103824 (valid = 1)</text:p>
      <text:p text:style-name="P20">Sequent Eratosfen 10000000: 204030856 (valid = 1)</text:p>
      <text:p text:style-name="P20"/>
      <text:p text:style-name="P20">OMP division 10: 867968 (valid = 1)</text:p>
      <text:p text:style-name="P20">OMP division 100: 167892 (valid = 1)</text:p>
      <text:p text:style-name="P20">OMP division 1000: 259892 (valid = 1)</text:p>
      <text:p text:style-name="P20">OMP division 10000: 3159577 (valid = 1)</text:p>
      <text:p text:style-name="P20">OMP division 100000: 26761596 (valid = 1)</text:p>
      <text:p text:style-name="P20">OMP division 1000000: 574582258 (valid = 1)</text:p>
      <text:p text:style-name="P20">OMP division 10000000: 12900852556 (valid = 1)</text:p>
      <text:p text:style-name="P20"/>
      <text:p text:style-name="P20"/>
      <text:p text:style-name="P20"><text:soft-page-break/>OMP Eratosfen 10: 314264 (valid = 1)</text:p>
      <text:p text:style-name="P20">OMP Eratosfen 100: 5001692 (valid = 1)</text:p>
      <text:p text:style-name="P20">OMP Eratosfen 1000: 59864 (valid = 1)</text:p>
      <text:p text:style-name="P20">OMP Eratosfen 10000: 248512 (valid = 1)</text:p>
      <text:p text:style-name="P20">OMP Eratosfen 100000: 1979056 (valid = 1)</text:p>
      <text:p text:style-name="P20">OMP Eratosfen 1000000: 16695324 (valid = 1)</text:p>
      <text:p text:style-name="P20">OMP Eratosfen 10000000: 141938344 (valid = 1)</text:p>
      <text:p text:style-name="P20"/>
      <text:p text:style-name="P20">OMP common 10: 1804830 (valid = 1)</text:p>
      <text:p text:style-name="P20">OMP common 100: 824481 (valid = 1)</text:p>
      <text:p text:style-name="P20">OMP common 1000: 575610 (valid = 1)</text:p>
      <text:p text:style-name="P20">OMP common 10000: 2505288 (valid = 1)</text:p>
      <text:p text:style-name="P20">OMP common 100000: 16255284 (valid = 1)</text:p>
      <text:p text:style-name="P20">OMP common 1000000: 182726089 (valid = 1)</text:p>
      <text:p text:style-name="P20">OMP common 10000000: 3429699960 (valid = 1)</text:p>
      <text:p text:style-name="P14"/>
      <text:p text:style-name="P15"><draw:frame draw:style-name="fr1" draw:name="Объект1" text:anchor-type="as-char" svg:width="14.884cm" svg:height="7.4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5"/>
      <text:p text:style-name="P15"><draw:frame draw:style-name="fr1" draw:name="Объект2" text:anchor-type="as-char" svg:width="15.042cm" svg:height="8.675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2-15T18:04:03</dc:date>
    <meta:print-date>2013-03-23T11:35:01</meta:print-date>
    <meta:editing-cycles>79</meta:editing-cycles>
    <meta:editing-duration>PT15H52M19S</meta:editing-duration>
    <meta:generator>LibreOffice/4.0.2.2$Linux_X86_64 LibreOffice_project/400m0$Build-2</meta:generator>
    <meta:document-statistic meta:table-count="0" meta:image-count="0" meta:object-count="2" meta:page-count="5" meta:paragraph-count="265" meta:word-count="1077" meta:character-count="8212" meta:non-whitespace-character-count="605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83cm" svg:height="7.446cm" xlink:href="." xlink:type="simple" chart:class="chart:line" chart:style-name="ch1">
        <chart:title svg:x="6.127cm" svg:y="0.284cm" chart:style-name="ch2">
          <text:p>Результаты</text:p>
        </chart:title>
        <chart:legend chart:legend-position="end" svg:x="12.163cm" svg:y="2.428cm" style:legend-expansion="high" chart:style-name="ch3"/>
        <chart:plot-area chart:style-name="ch4" chart:data-source-has-labels="both" svg:x="0.747cm" svg:y="1.507cm" svg:width="10.822cm" svg:height="5.371cm">
          <chartooo:coordinate-region svg:x="3.035cm" svg:y="1.706cm" svg:width="7.791cm" svg:height="4.12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series chart:style-name="ch10" chart:values-cell-range-address="local-table.$E$2:.$E$8" chart:label-cell-address="local-table.$E$1" chart:class="chart:line">
            <chart:data-point chart:repeated="7"/>
          </chart:series>
          <chart:series chart:style-name="ch11" chart:values-cell-range-address="local-table.$F$2:.$F$8" chart:label-cell-address="local-table.$F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Д</text:p>
              </table:table-cell>
              <table:table-cell office:value-type="string">
                <text:p>ПД OMP</text:p>
              </table:table-cell>
              <table:table-cell office:value-type="string">
                <text:p>ЭР</text:p>
              </table:table-cell>
              <table:table-cell office:value-type="string">
                <text:p>ЭР OMP</text:p>
              </table:table-cell>
              <table:table-cell office:value-type="string">
                <text:p>Cмесь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3544">
                <text:p>23544</text:p>
              </table:table-cell>
              <table:table-cell office:value-type="float" office:value="867968">
                <text:p>867968</text:p>
              </table:table-cell>
              <table:table-cell office:value-type="float" office:value="6256">
                <text:p>6256</text:p>
              </table:table-cell>
              <table:table-cell office:value-type="float" office:value="314264">
                <text:p>314264</text:p>
              </table:table-cell>
              <table:table-cell office:value-type="float" office:value="1804830">
                <text:p>18048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836">
                <text:p>15836</text:p>
              </table:table-cell>
              <table:table-cell office:value-type="float" office:value="167892">
                <text:p>167892</text:p>
              </table:table-cell>
              <table:table-cell office:value-type="float" office:value="6696">
                <text:p>6696</text:p>
              </table:table-cell>
              <table:table-cell office:value-type="float" office:value="5001692">
                <text:p>5001692</text:p>
              </table:table-cell>
              <table:table-cell office:value-type="float" office:value="824481">
                <text:p>824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580">
                <text:p>100580</text:p>
              </table:table-cell>
              <table:table-cell office:value-type="float" office:value="259892">
                <text:p>259892</text:p>
              </table:table-cell>
              <table:table-cell office:value-type="float" office:value="26000">
                <text:p>26000</text:p>
              </table:table-cell>
              <table:table-cell office:value-type="float" office:value="59864">
                <text:p>59864</text:p>
              </table:table-cell>
              <table:table-cell office:value-type="float" office:value="575610">
                <text:p>57561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00612">
                <text:p>1100612</text:p>
              </table:table-cell>
              <table:table-cell office:value-type="float" office:value="3159577">
                <text:p>3159577</text:p>
              </table:table-cell>
              <table:table-cell office:value-type="float" office:value="180600">
                <text:p>180600</text:p>
              </table:table-cell>
              <table:table-cell office:value-type="float" office:value="248512">
                <text:p>248512</text:p>
              </table:table-cell>
              <table:table-cell office:value-type="float" office:value="2505288">
                <text:p>250528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890624">
                <text:p>15890624</text:p>
              </table:table-cell>
              <table:table-cell office:value-type="float" office:value="26761596">
                <text:p>26761596</text:p>
              </table:table-cell>
              <table:table-cell office:value-type="float" office:value="1778824">
                <text:p>1778824</text:p>
              </table:table-cell>
              <table:table-cell office:value-type="float" office:value="1979056">
                <text:p>1979056</text:p>
              </table:table-cell>
              <table:table-cell office:value-type="float" office:value="16255284">
                <text:p>1625528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1511867">
                <text:p>231511867</text:p>
              </table:table-cell>
              <table:table-cell office:value-type="float" office:value="574582258">
                <text:p>574582258</text:p>
              </table:table-cell>
              <table:table-cell office:value-type="float" office:value="19103824">
                <text:p>19103824</text:p>
              </table:table-cell>
              <table:table-cell office:value-type="float" office:value="16695324">
                <text:p>16695324</text:p>
              </table:table-cell>
              <table:table-cell office:value-type="float" office:value="182726089">
                <text:p>18272608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365458604">
                <text:p>4365458604</text:p>
              </table:table-cell>
              <table:table-cell office:value-type="float" office:value="12900852556">
                <text:p>12900852556</text:p>
              </table:table-cell>
              <table:table-cell office:value-type="float" office:value="204030856">
                <text:p>204030856</text:p>
              </table:table-cell>
              <table:table-cell office:value-type="float" office:value="141938344">
                <text:p>141938344</text:p>
              </table:table-cell>
              <table:table-cell office:value-type="float" office:value="3429699960">
                <text:p>3429699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42cm" svg:height="8.674cm" xlink:href="." xlink:type="simple" chart:class="chart:line" chart:style-name="ch1">
        <chart:legend chart:legend-position="end" svg:x="12.322cm" svg:y="3.042cm" style:legend-expansion="high" chart:style-name="ch2"/>
        <chart:plot-area chart:style-name="ch3" chart:data-source-has-labels="both" svg:x="0.75cm" svg:y="0.827cm" svg:width="10.972cm" svg:height="7.254cm">
          <chartooo:coordinate-region svg:x="1.371cm" svg:y="1.026cm" svg:width="9.608cm" svg:height="6.40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series chart:style-name="ch9" chart:values-cell-range-address="local-table.$E$2:.$E$8" chart:label-cell-address="local-table.$E$1" chart:class="chart:line">
            <chart:data-point chart:repeated="7"/>
          </chart:series>
          <chart:series chart:style-name="ch10" chart:values-cell-range-address="local-table.$F$2:.$F$8" chart:label-cell-address="local-table.$F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Д</text:p>
              </table:table-cell>
              <table:table-cell office:value-type="string">
                <text:p>ПД OMP</text:p>
              </table:table-cell>
              <table:table-cell office:value-type="string">
                <text:p>ЭР</text:p>
              </table:table-cell>
              <table:table-cell office:value-type="string">
                <text:p>ЭР OMP</text:p>
              </table:table-cell>
              <table:table-cell office:value-type="string">
                <text:p>Cмесь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4.37188024909155">
                <text:p>4.37188024909155</text:p>
              </table:table-cell>
              <table:table-cell office:value-type="float" office:value="5.93850371402488">
                <text:p>5.93850371402488</text:p>
              </table:table-cell>
              <table:table-cell office:value-type="float" office:value="3.79629674005179">
                <text:p>3.79629674005179</text:p>
              </table:table-cell>
              <table:table-cell office:value-type="float" office:value="5.49729463397077">
                <text:p>5.49729463397077</text:p>
              </table:table-cell>
              <table:table-cell office:value-type="float" office:value="6.25643630123397">
                <text:p>6.256436301233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19964549308017">
                <text:p>4.19964549308017</text:p>
              </table:table-cell>
              <table:table-cell office:value-type="float" office:value="5.22503000263817">
                <text:p>5.22503000263817</text:p>
              </table:table-cell>
              <table:table-cell office:value-type="float" office:value="3.8258154449852">
                <text:p>3.8258154449852</text:p>
              </table:table-cell>
              <table:table-cell office:value-type="float" office:value="6.69911694472778">
                <text:p>6.69911694472778</text:p>
              </table:table-cell>
              <table:table-cell office:value-type="float" office:value="5.91618065186625">
                <text:p>5.916180651866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00251163128491">
                <text:p>5.00251163128491</text:p>
              </table:table-cell>
              <table:table-cell office:value-type="float" office:value="5.41479291124657">
                <text:p>5.41479291124657</text:p>
              </table:table-cell>
              <table:table-cell office:value-type="float" office:value="4.41497334797082">
                <text:p>4.41497334797082</text:p>
              </table:table-cell>
              <table:table-cell office:value-type="float" office:value="4.77716573221498">
                <text:p>4.77716573221498</text:p>
              </table:table-cell>
              <table:table-cell office:value-type="float" office:value="5.76012833027342">
                <text:p>5.760128330273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04163424362448">
                <text:p>6.04163424362448</text:p>
              </table:table-cell>
              <table:table-cell office:value-type="float" office:value="6.49962894373787">
                <text:p>6.49962894373787</text:p>
              </table:table-cell>
              <table:table-cell office:value-type="float" office:value="5.25671774597749">
                <text:p>5.25671774597749</text:p>
              </table:table-cell>
              <table:table-cell office:value-type="float" office:value="5.39534736452993">
                <text:p>5.39534736452993</text:p>
              </table:table-cell>
              <table:table-cell office:value-type="float" office:value="6.3988576581958">
                <text:p>6.398857658195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20114095160862">
                <text:p>7.20114095160862</text:p>
              </table:table-cell>
              <table:table-cell office:value-type="float" office:value="7.42751201019161">
                <text:p>7.42751201019161</text:p>
              </table:table-cell>
              <table:table-cell office:value-type="float" office:value="6.2501329803436">
                <text:p>6.2501329803436</text:p>
              </table:table-cell>
              <table:table-cell office:value-type="float" office:value="6.29645808331549">
                <text:p>6.29645808331549</text:p>
              </table:table-cell>
              <table:table-cell office:value-type="float" office:value="7.21099456156241">
                <text:p>7.2109945615624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36457325730009">
                <text:p>8.36457325730009</text:p>
              </table:table-cell>
              <table:table-cell office:value-type="float" office:value="8.75935221168089">
                <text:p>8.75935221168089</text:p>
              </table:table-cell>
              <table:table-cell office:value-type="float" office:value="7.2811203083929">
                <text:p>7.2811203083929</text:p>
              </table:table-cell>
              <table:table-cell office:value-type="float" office:value="7.22259485166513">
                <text:p>7.22259485166513</text:p>
              </table:table-cell>
              <table:table-cell office:value-type="float" office:value="8.26180055884596">
                <text:p>8.261800558845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.64002987432442">
                <text:p>9.64002987432442</text:p>
              </table:table-cell>
              <table:table-cell office:value-type="float" office:value="10.1106184117048">
                <text:p>10.1106184117048</text:p>
              </table:table-cell>
              <table:table-cell office:value-type="float" office:value="8.30969585162778">
                <text:p>8.30969585162778</text:p>
              </table:table-cell>
              <table:table-cell office:value-type="float" office:value="8.15209973399236">
                <text:p>8.15209973399236</text:p>
              </table:table-cell>
              <table:table-cell office:value-type="float" office:value="9.53525612837631">
                <text:p>9.53525612837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